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0e52" officeooo:paragraph-rsid="00060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ls para probar:</text:p>
      <text:p text:style-name="P1"/>
      <text:p text:style-name="P1">Register:</text:p>
      <text:p text:style-name="P1"/>
      <text:p text:style-name="P1">ok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error falta de cualquiera de los campos:</text:p>
      <text:p text:style-name="P1"/>
      <text:p text:style-name="P1">curl -X POST http://localhost:8000/register/ -H "Content-Type: application/json" -d '{ "nombre": "Gabriel", "apellidos": "Alonso", "nickname": "Gaba", "contraseña": "contraseña123" }'</text:p>
      <text:p text:style-name="P1"/>
      <text:p text:style-name="P1">error email o nickname repetidos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Login:</text:p>
      <text:p text:style-name="P1"/>
      <text:p text:style-name="P1">ok:</text:p>
      <text:p text:style-name="P1"/>
      <text:p text:style-name="P1">curl -X POST http://localhost:8000/login/ -H "Content-Type: application/json" -d '{ "nickname": "Gaba", "contraseña": "contraseña123" }'</text:p>
      <text:p text:style-name="P1"/>
      <text:p text:style-name="P1">error usuario:</text:p>
      <text:p text:style-name="P1"/>
      <text:p text:style-name="P1">curl -X POST http://localhost:8000/login/ -H "Content-Type: application/json" -d '{ "nickname": "Juan", "contraseña": "contraseña123" }'</text:p>
      <text:p text:style-name="P1"/>
      <text:p text:style-name="P1">error contraseña:</text:p>
      <text:p text:style-name="P1"/>
      <text:p text:style-name="P1">curl -X POST http://localhost:8000/login/ -H "Content-Type: application/json" -d '{ "nickname": "Gaba", "contraseña": "contraseña12" }'</text:p>
      <text:p text:style-name="P1"/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2:56:36.732272148</meta:creation-date>
    <dc:date>2024-04-15T13:17:18.079220460</dc:date>
    <meta:editing-duration>PT20M42S</meta:editing-duration>
    <meta:editing-cycles>1</meta:editing-cycles>
    <meta:document-statistic meta:table-count="0" meta:image-count="0" meta:object-count="0" meta:page-count="1" meta:paragraph-count="16" meta:word-count="123" meta:character-count="1162" meta:non-whitespace-character-count="1053"/>
    <meta:generator>LibreOffice/7.4.7.2$Linux_X86_64 LibreOffice_project/40$Build-2</meta:generator>
  </office:meta>
</office:document-meta>
</file>